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2" svg:font-family="'LM Roman 12'" style:font-adornments="12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665cm" fo:min-width="1.4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33cm" svg:y1="9.024cm" svg:x2="12.469cm" svg:y2="10.083cm">
          <text:p/>
        </draw:line>
        <draw:line draw:style-name="gr1" draw:text-style-name="P1" draw:layer="layout" svg:x1="9.91cm" svg:y1="9.005cm" svg:x2="7.736cm" svg:y2="10.064cm">
          <text:p/>
        </draw:line>
        <draw:line draw:style-name="gr1" draw:text-style-name="P1" draw:layer="layout" svg:x1="6.388cm" svg:y1="10.41cm" svg:x2="4.156cm" svg:y2="11.16cm">
          <text:p/>
        </draw:line>
        <draw:line draw:style-name="gr1" draw:text-style-name="P1" draw:layer="layout" svg:x1="13.45cm" svg:y1="10.429cm" svg:x2="15.374cm" svg:y2="11.141cm">
          <text:p/>
        </draw:line>
        <draw:custom-shape draw:style-name="gr2" draw:text-style-name="P2" draw:layer="layout" svg:width="1.916cm" svg:height="0.869cm" svg:x="8.921cm" svg:y="8.138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869cm" svg:x="5.832cm" svg:y="9.546cm">
          <text:p text:style-name="P2">0-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869cm" svg:x="12.494cm" svg:y="9.556cm">
          <text:p text:style-name="P2">1-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869cm" svg:x="14.567cm" svg:y="11.175cm">
          <text:p text:style-name="P2">1-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869cm" svg:x="3.123cm" svg:y="11.183cm">
          <text:p text:style-name="P2">0-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2" svg:font-family="'LM Roman 12'" style:font-adornments="12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bcc" draw:textarea-horizontal-align="justify" draw:auto-grow-height="false" fo:padding-top="0.102cm" fo:padding-bottom="0.102cm" fo:padding-left="0.25cm" fo:padding-right="0.25cm" draw:shadow="hidden" draw:shadow-offset-x="0.2cm" draw:shadow-offset-y="0.2cm" draw:shadow-color="#808080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M Roman 12" fo:font-family="'LM Roman 12'" style:font-style-name="12 Italic" style:font-pitch="variable" fo:font-size="18pt" fo:font-style="italic" fo:text-shadow="none" style:text-underline-style="solid" style:text-underline-width="auto" style:text-underline-color="font-color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20:59:57.970426052</meta:creation-date>
    <dc:date>2020-08-04T11:34:54.606850462</dc:date>
    <meta:editing-duration>PT49M18S</meta:editing-duration>
    <meta:editing-cycles>7</meta:editing-cycles>
    <meta:generator>LibreOffice/6.0.7.3$Linux_X86_64 LibreOffice_project/00m0$Build-3</meta:generator>
    <meta:document-statistic meta:object-count="9"/>
  </office:meta>
</office:document-meta>
</file>